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s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p text:style-name="Text_20_Body"><text:p text:style-name="Text_20_body">Note: only the Linux binaries are really tested, please contact me if you have any trouble executing the Windows or Mac binaries.</text:p>
</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h text:style-name="Heading_20_2">
Dependencies</text:h>
      <text:p text:style-name="Text_20_body">While there should be, strictly speaking, no real dependencies to be able to run Crowbook (it is published a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This feature is currently limited to french language, but please <text:a xlink:type="simple" xlink:href="https://github.com/lise-henry/crowbook/issues/new">open an issue</text:a> describing typographic rules if you want it to be implemented for another language.</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standalone program, the code is written as a library, so if you want to build on it you can use it as such. You can look at the generated documentation on <text:a xlink:type="simple" xlink:href="https://docs.rs/releases/search?query=crowbook">docs.rs</text:a>.</text:p>
      <text:p text:style-name="Text_20_body">Additionally, <text:a xlink:type="simple" xlink:href="https://github.com/lise-henry/crowbook-text-processing/">crowbook-text-processing</text:a> is a separate library containing all the “typographic” functions (smart quotes, handling of non-breaking spaces in french, ...).</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the current directory.</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ned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 (unless the option <text:span text:style-name="Preformatted_20_Text">output.base_path</text:span> is set):</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 (<text:span text:style-name="Preformatted_20_Text">crowbook --single</text:span>)</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ingle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_config</text:span> special option</text:h>
      <text:p text:style-name="Text_20_body">The special <text:span text:style-name="Preformatted_20_Text">import_config</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_config: common.book
title: Foo

+ foo_01.md
+ foo_02.md
</text:p>
      <text:p text:style-name="Text_20_body">Or include it in <text:span text:style-name="Preformatted_20_Text">bar.book</text:span>, but override some of its features:</text:p>
      <text:p text:style-name="Text_20_Body">import_config: common.book
title: Bar
license: CC-BY-SA # Override the license from common.book

+ bar_01.md
</text:p>
      <text:h text:style-name="Heading_20_3">
Output options</text:h>
      <text:p text:style-name="Text_20_body">These options specify which files to generate.</text:p>
      <text:p text:style-name="Text_20_body">Recall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h text:style-name="Heading_20_4">
rendering.num_depth</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rendering.chapter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p text:style-name="Text_20_body">It is possible to include Markdown formatting in this template, but it isn’t advised, because it might cause problems for some formats (e.g. your EPUB file might not be correct anymore).</text:p>
      <text:h text:style-name="Heading_20_4">
Other rendering options</text:h>
      <text:list>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qs --to html --output /dev/stdout”)
 ’(markdown-command-needs-filename t))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dev/stdout</text:span> forces Crowbook to display the result on the stdout, even if you set <text:span text:style-name="Preformatted_20_Text">output.html</text:span> to <text:span text:style-name="Preformatted_20_Text">some_file.html</text:span>.</text:p>
        </text:list-item>
      </text:list>
      <text:p text:style-name="Text_20_body">Also, <text:span text:style-name="Preformatted_20_Text">(markdown-command-needs-filename t)</text:span> is because at this point Crowbook can’t read from the stdin and must be specified a file.</text:p>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ChangeLog</text:h>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